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6" calcext:value-type="float">
            <text:p>99,676</text:p>
          </table:table-cell>
          <table:table-cell table:formula="of:=AVERAGE([.C2:.C11])" office:value-type="float" office:value="0.324" calcext:value-type="float">
            <text:p>0,32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1:46:44.913607282</meta:creation-date>
    <dc:date>2017-12-20T01:51:34.744632709</dc:date>
    <meta:editing-duration>PT4M51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